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C43B9D61D098147A3D.png" manifest:media-type="image/png"/>
  <manifest:file-entry manifest:full-path="Pictures/10000000000004B2000001C4F4CFE98934D33686.png" manifest:media-type="image/png"/>
  <manifest:file-entry manifest:full-path="Pictures/10000000000004B20000034FEC82C4684766F39C.png" manifest:media-type="image/png"/>
  <manifest:file-entry manifest:full-path="Pictures/10000000000004B2000002431F5FC309EE910ABA.png" manifest:media-type="image/png"/>
  <manifest:file-entry manifest:full-path="Pictures/10000000000004B20000031FDD710F7D45CFA80B.png" manifest:media-type="image/png"/>
  <manifest:file-entry manifest:full-path="Pictures/10000000000004B2000002C70274252E99CD31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99cm, 5.768cm, 0.89cm, 0.12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24cm, 5.724cm, 0.865cm, 0.1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318cm" svg:x="1.599cm" svg:y="1.143cm">
          <draw:image xlink:href="Pictures/10000000000004B2000002431F5FC309EE910ABA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2370.2512562814 -17718.233493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69cm" svg:y="11.957cm">
          <text:p text:style-name="P2">Create New</text:p>
          <text:p text:style-name="P2">Lineag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55cm" svg:x2="18.795cm" svg:y2="11.955cm">
          <text:p/>
        </draw:line>
      </draw:page>
      <draw:page draw:name="page2" draw:style-name="dp1" draw:master-page-name="Default">
        <draw:frame draw:style-name="gr1" draw:text-style-name="P1" draw:layer="layout" svg:width="31.802cm" svg:height="18.811cm" svg:x="1.345cm" svg:y="1.382cm">
          <draw:image xlink:href="Pictures/10000000000004B2000002C70274252E99CD317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5" draw:text-style-name="P2" draw:layer="layout" svg:width="31.802cm" svg:height="22.409cm" svg:x="2.032cm" svg:y="10.033cm">
          <draw:image xlink:href="Pictures/10000000000004B20000034FEC82C4684766F39C.png" xlink:type="simple" xlink:show="embed" xlink:actuate="onLoad">
            <text:p/>
          </draw:image>
        </draw:frame>
        <draw:frame draw:style-name="gr6" draw:text-style-name="P2" draw:layer="layout" svg:width="25.907cm" svg:height="5.968cm" svg:x="1.652cm" svg:y="2.413cm">
          <draw:image xlink:href="Pictures/10000000000004B2000001C43B9D61D098147A3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2" draw:layer="layout" svg:width="25.907cm" svg:height="5.968cm" svg:x="1.652cm" svg:y="1.652cm">
          <draw:image xlink:href="Pictures/10000000000004B2000001C4F4CFE98934D33686.png" xlink:type="simple" xlink:show="embed" xlink:actuate="onLoad">
            <text:p/>
          </draw:image>
        </draw:frame>
        <draw:frame draw:style-name="gr5" draw:text-style-name="P2" draw:layer="layout" svg:width="31.802cm" svg:height="21.139cm" svg:x="1.853cm" svg:y="9.341cm">
          <draw:image xlink:href="Pictures/10000000000004B20000031FDD710F7D45CFA8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2T14:46:18.797320068</dc:date>
    <meta:editing-duration>P1DT3H28M30S</meta:editing-duration>
    <meta:editing-cycles>52</meta:editing-cycles>
    <meta:generator>LibreOffice/6.0.7.3$Linux_X86_64 LibreOffice_project/00m0$Build-3</meta:generator>
    <meta:document-statistic meta:object-count="9"/>
  </office:meta>
</office:document-meta>
</file>